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fbc8f" officeooo:paragraph-rsid="001fbc8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23563f" officeooo:paragraph-rsid="0023563f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 fo:break-before="page"/>
      <style:text-properties fo:font-size="12pt" fo:font-weight="bold" officeooo:rsid="0023563f" officeooo:paragraph-rsid="0023563f" style:font-size-asian="12pt" style:font-weight-asian="bold" style:font-size-complex="12pt" style:font-weight-complex="bold"/>
    </style:style>
    <style:style style:name="T1" style:family="text">
      <style:text-properties officeooo:rsid="002458c5"/>
    </style:style>
    <style:style style:name="T2" style:family="text">
      <style:text-properties officeooo:rsid="0024c6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MORIA DE TRABAJO DE <text:span text:style-name="T1">TALLER</text:span></text:p>
      <text:p text:style-name="P1"/>
      <text:p text:style-name="P2">Alumno/a:<text:tab/><text:tab/><text:tab/><text:tab/><text:tab/><text:tab/><text:tab/><text:tab/><text:tab/>Curso:<text:tab/><text:tab/>Fecha:</text:p>
      <text:p text:style-name="P2"/>
      <text:p text:style-name="P2">Robot construido:</text:p>
      <text:p text:style-name="P2"/>
      <text:p text:style-name="P2"/>
      <text:p text:style-name="P2">Listado de materiales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Listado de herramientas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lano eléctrico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lano de cableado:</text:p>
      <text:p text:style-name="P2"/>
      <text:p text:style-name="P2"/>
      <text:p text:style-name="P2"/>
      <text:p text:style-name="P3">Planos mecánicos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peraciones realizadas <text:span text:style-name="T2">por el alumno/a</text:span>: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5T17:15:08.646522100</meta:creation-date>
    <dc:date>2026-04-25T17:30:12.939078200</dc:date>
    <meta:editing-duration>PT8M51S</meta:editing-duration>
    <meta:editing-cycles>5</meta:editing-cycles>
    <meta:generator>LibreOffice/25.8.5.2$Windows_X86_64 LibreOffice_project/9c8b85f387cc00a89945a79c9e6239f32e450ac2</meta:generator>
    <dc:contributor>Copyright (c) 2026 Carlos Félix Pardo Martín</dc:contributor>
    <dc:publisher>www.picuino.com</dc:publisher>
    <dc:rights>Licencia Creative Commons BY-SA 4.0</dc:rights>
    <dc:title>Memoria de trabajo del robot Cucabot</dc:title>
    <meta:document-statistic meta:table-count="0" meta:image-count="0" meta:object-count="0" meta:page-count="2" meta:paragraph-count="9" meta:word-count="28" meta:character-count="213" meta:non-whitespace-character-count="185"/>
  </office:meta>
</office:document-meta>
</file>